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/>
    </style:style>
    <style:style style:name="P5" style:family="paragraph" style:parent-style-name="Standard">
      <style:paragraph-properties fo:margin-left="0in" fo:margin-right="0in" fo:text-indent="0.0783in" style:auto-text-indent="false"/>
    </style:style>
    <style:style style:name="P6" style:family="paragraph" style:parent-style-name="Standard">
      <style:paragraph-properties fo:margin-left="0in" fo:margin-right="0in" fo:text-indent="0.0783in" style:auto-text-indent="false"/>
      <style:text-properties fo:color="#595959" style:font-name="Lato" style:font-name-asian="Lato1" style:font-name-complex="Lato1"/>
    </style:style>
    <style:style style:name="P7" style:family="paragraph" style:parent-style-name="Standard">
      <style:paragraph-properties fo:margin-left="0.2744in" fo:margin-right="0.2807in" fo:text-indent="0in" style:auto-text-indent="false"/>
    </style:style>
    <style:style style:name="P8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9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</style:style>
    <style:style style:name="P11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2" style:family="paragraph" style:parent-style-name="Standard">
      <loext:graphic-properties draw:fill="solid" draw:fill-color="#cccc99"/>
      <style:paragraph-properties fo:margin-left="0.9453in" fo:margin-right="0.0398in" fo:margin-top="0.0591in" fo:margin-bottom="0.0783in" loext:contextual-spacing="false" fo:line-height="100%" fo:keep-together="auto" fo:orphans="0" fo:widows="0" fo:text-indent="0.039in" style:auto-text-indent="false" fo:background-color="#cccc99" fo:padding="0.0555in" fo:border="0.51pt solid #000000" fo:keep-with-next="auto"/>
    </style:style>
    <style:style style:name="P13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4" style:family="paragraph" style:parent-style-name="Standard">
      <style:paragraph-properties fo:margin-left="0in" fo:margin-right="0in" fo:margin-top="0.1665in" fo:margin-bottom="0.0835in" loext:contextual-spacing="false" fo:line-height="100%" fo:keep-together="auto" fo:orphans="0" fo:widows="0" fo:text-indent="0in" style:auto-text-indent="false" fo:padding="0in" fo:border="none" fo:keep-with-next="always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8" style:family="paragraph" style:parent-style-name="Standard" style:master-page-name="Converted1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style:page-number="auto" fo:padding="0in" fo:border="none" fo:keep-with-next="auto"/>
    </style:style>
    <style:style style:name="P19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2" style:family="paragraph" style:parent-style-name="Standard">
      <style:paragraph-properties fo:margin-left="0in" fo:margin-right="0in" fo:text-indent="0in" style:auto-text-indent="false"/>
    </style:style>
    <style:style style:name="P23" style:family="paragraph" style:parent-style-name="Standard">
      <loext:graphic-properties draw:fill="solid" draw:fill-color="#cccc99"/>
      <style:paragraph-properties fo:margin-left="0.4453in" fo:margin-right="0.0398in" fo:margin-top="0.0591in" fo:margin-bottom="0.0783in" loext:contextual-spacing="false" fo:line-height="100%" fo:text-indent="0.039in" style:auto-text-indent="false" fo:background-color="#cccc99" fo:padding="0.0555in" fo:border="0.51pt solid #000000"/>
    </style:style>
    <style:style style:name="P24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25" style:family="paragraph" style:parent-style-name="Standard" style:list-style-name="WWNum6">
      <style:paragraph-properties fo:margin-left="0.5in" fo:margin-right="0in" fo:margin-top="0.0398in" fo:margin-bottom="0in" loext:contextual-spacing="false" fo:text-indent="-0.25in" style:auto-text-indent="false"/>
    </style:style>
    <style:style style:name="P26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27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8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29" style:family="paragraph" style:parent-style-name="Standard" style:list-style-name="WWNum6">
      <style:paragraph-properties fo:margin-left="0.5in" fo:margin-right="0in" fo:margin-top="0in" fo:margin-bottom="0in" loext:contextual-spacing="false" fo:text-indent="-0.25in" style:auto-text-indent="false"/>
    </style:style>
    <style:style style:name="P30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31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32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/>
    </style:style>
    <style:style style:name="P33" style:family="paragraph" style:parent-style-name="Standard" style:list-style-name="WWNum6">
      <style:paragraph-properties fo:margin-left="0.5in" fo:margin-right="0in" fo:margin-top="0in" fo:margin-bottom="0.0429in" loext:contextual-spacing="false" fo:text-indent="-0.25in" style:auto-text-indent="false"/>
    </style:style>
    <style:style style:name="P34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35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36" style:family="paragraph" style:parent-style-name="Standard" style:list-style-name="WWNum4">
      <style:paragraph-properties fo:margin-left="1in" fo:margin-right="0in" fo:margin-top="0in" fo:margin-bottom="0in" loext:contextual-spacing="false" fo:text-indent="-0.25in" style:auto-text-indent="false"/>
    </style:style>
    <style:style style:name="P37" style:family="paragraph" style:parent-style-name="Standard" style:list-style-name="WWNum4">
      <style:paragraph-properties fo:margin-left="1.5in" fo:margin-right="0in" fo:margin-top="0in" fo:margin-bottom="0.0429in" loext:contextual-spacing="false" fo:text-indent="-0.25in" style:auto-text-indent="false"/>
    </style:style>
    <style:style style:name="P38" style:family="paragraph" style:parent-style-name="Heading_20_1" style:list-style-name="WWNum5"/>
    <style:style style:name="P39" style:family="paragraph" style:parent-style-name="Heading_20_1">
      <style:paragraph-properties fo:margin-left="0.3in" fo:margin-right="0in" fo:text-align="justify" style:justify-single-word="false" fo:text-indent="0in" style:auto-text-indent="false"/>
    </style:style>
    <style:style style:name="P40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normal" fo:text-transform="none" fo:color="#1a1a1a" style:font-name="Raleway" fo:font-size="20pt" fo:font-weight="bold" style:font-name-asian="Raleway1" style:font-size-asian="20pt" style:font-weight-asian="bold" style:font-name-complex="Raleway1" style:font-size-complex="20pt"/>
    </style:style>
    <style:style style:name="T7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2" style:family="text">
      <style:text-properties fo:color="#336633" fo:font-size="14pt" style:font-size-asian="14pt" style:font-size-complex="14pt"/>
    </style:style>
    <style:style style:name="T13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14" style:family="text">
      <style:text-properties style:font-name="Verdana" fo:font-size="10pt" style:font-name-asian="Verdana1" style:font-size-asian="10pt" style:font-name-complex="Verdana1" style:font-size-complex="10pt"/>
    </style:style>
    <style:style style:name="T15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6" style:family="text">
      <style:text-properties fo:font-size="10pt" fo:font-weight="bold" style:font-size-asian="10pt" style:font-weight-asian="bold" style:font-size-complex="10pt"/>
    </style:style>
    <style:style style:name="T17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18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19" style:family="text">
      <style:text-properties fo:font-variant="small-caps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20" style:family="text">
      <style:text-properties fo:font-variant="small-caps" style:font-name="Verdana" fo:font-size="8pt" fo:font-weight="bold" style:font-name-asian="Verdana1" style:font-size-asian="8pt" style:font-weight-asian="bold" style:font-name-complex="Verdana1" style:font-size-complex="8pt"/>
    </style:style>
    <style:style style:name="T21" style:family="text">
      <style:text-properties fo:font-variant="small-caps" fo:color="#336633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22" style:family="text">
      <style:text-properties fo:font-variant="small-caps" fo:color="#336633" fo:font-size="16pt" style:font-size-asian="16pt" style:font-size-complex="16pt"/>
    </style:style>
    <style:style style:name="T23" style:family="text">
      <style:text-properties fo:font-variant="small-caps" fo:color="#336633" style:font-name="Calibri" fo:font-size="16pt" style:font-name-asian="Calibri1" style:font-size-asian="16pt" style:font-name-complex="Calibri1" style:font-size-complex="16pt"/>
    </style:style>
    <style:style style:name="T24" style:family="text">
      <style:text-properties fo:font-variant="small-caps" fo:color="#669966" fo:font-size="14pt" style:font-size-asian="14pt" style:font-size-complex="14pt"/>
    </style:style>
    <style:style style:name="T25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7" style:family="text">
      <style:text-properties fo:font-weight="bold" style:font-weight-asian="bold"/>
    </style:style>
    <style:style style:name="T28" style:family="text">
      <style:text-properties fo:color="#1155cc" style:text-underline-style="solid" style:text-underline-width="auto" style:text-underline-color="font-color"/>
    </style:style>
    <style:style style:name="T29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text:bookmark text:name="_aczyuw2yex2w"/><text:span text:style-name="T1">Desarrollo Web en Entorno Cliente</text:span><text:span text:style-name="T2"><text:line-break/></text:span><text:span text:style-name="T3">UD 09. Introducción a jQuery - Actividades 03</text:span></text:p>
      <text:p text:style-name="P1"><draw:frame draw:style-name="fr1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3"/>
      <text:p text:style-name="P4"><text:span text:style-name="T5">Actualizado Octubre 2020</text:span></text:p>
      <text:p text:style-name="P6"/>
      <text:p text:style-name="P6"/>
      <text:p text:style-name="P6"/>
      <text:p text:style-name="P5"><text:span text:style-name="T12">Licencia</text:span></text:p>
      <text:p text:style-name="P8"/>
      <text:p text:style-name="P7"><text:span text:style-name="T13">Reconocimiento – NoComercial - CompartirIgual (BY-NC-SA)</text:span><text:span text:style-name="T14">: No se permite un uso comercial de la obra original ni de las posibles obras derivadas, la distribución de las cuales se debe hacer con una licencia igual a la que regula la obra original.</text:span><draw:frame draw:style-name="fr2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10"><text:span text:style-name="T7">Nomenclatura</text:span></text:p>
      <text:p text:style-name="P10"><text:span text:style-name="T8">A lo largo de este tema se utilizarán distintos símbolos para distinguir elementos importantes dentro del contenido. Estos símbolos son:</text:span></text:p>
      <text:p text:style-name="P11"/>
      <text:p text:style-name="P12"><text:span text:style-name="T16">📖 </text:span><text:span text:style-name="T9">Importante</text:span></text:p>
      <text:p text:style-name="P13"/>
      <text:p text:style-name="P12"><text:span text:style-name="T17">❕</text:span><text:span text:style-name="T10"> </text:span><text:span text:style-name="T9">Atención</text:span></text:p>
      <text:p text:style-name="P13"/>
      <text:p text:style-name="P12"><text:span text:style-name="T11">💬</text:span><text:span text:style-name="T9"> Interesante</text:span></text:p>
      <text:p text:style-name="P39"/>
      <text:p text:style-name="P14"><text:span text:style-name="T18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9"><text:span text:style-name="T19">1. </text:span><text:a xlink:type="simple" xlink:href="#_4owcmsjlyn6b" text:style-name="Index_20_Link" text:visited-style-name="Index_20_Link"><text:span text:style-name="T15">Actividad 1</text:span></text:a><text:span text:style-name="T15"><text:tab/>3</text:span></text:p>
          <text:p text:style-name="P20"><text:span text:style-name="T20">2. </text:span><text:a xlink:type="simple" xlink:href="#_hf96sgzbodvk" text:style-name="Index_20_Link" text:visited-style-name="Index_20_Link"><text:span text:style-name="T15">Actividad 2</text:span></text:a><text:span text:style-name="T15"><text:tab/>3</text:span></text:p>
          <text:p text:style-name="P20"><text:span text:style-name="T20">3. </text:span><text:a xlink:type="simple" xlink:href="#_dl1bwl60qa9e" text:style-name="Index_20_Link" text:visited-style-name="Index_20_Link"><text:span text:style-name="T15">Actividad 3</text:span></text:a><text:span text:style-name="T15"><text:tab/>4</text:span></text:p>
          <text:p text:style-name="P20"><text:soft-page-break/><text:span text:style-name="T20">4. </text:span><text:a xlink:type="simple" xlink:href="#_7hhoptrxcb0t" text:style-name="Index_20_Link" text:visited-style-name="Index_20_Link"><text:span text:style-name="T15">Actividad 4</text:span></text:a><text:span text:style-name="T15"><text:tab/>4</text:span></text:p>
          <text:p text:style-name="P20"><text:span text:style-name="T20">5. </text:span><text:a xlink:type="simple" xlink:href="#_l7bf8os20u9w" text:style-name="Index_20_Link" text:visited-style-name="Index_20_Link"><text:span text:style-name="T15">Actividad 5</text:span></text:a><text:span text:style-name="T15"><text:tab/>4</text:span></text:p>
          <text:p text:style-name="P21"><text:span text:style-name="T20">6. </text:span><text:a xlink:type="simple" xlink:href="#_38awkmbxrd5h" text:style-name="Index_20_Link" text:visited-style-name="Index_20_Link"><text:span text:style-name="T15">Autores (en orden alfabético)</text:span></text:a><text:span text:style-name="T15"><text:tab/>5</text:span></text:p>
        </text:index-body>
      </text:table-of-content>
      <text:p text:style-name="P18"><text:span text:style-name="T21">UD0</text:span><text:span text:style-name="T22">9</text:span><text:span text:style-name="T23">. Introducción a jQuer</text:span><text:span text:style-name="T22">y - Actividades 03</text:span></text:p>
      <text:p text:style-name="P23"><text:span text:style-name="T16">📖 </text:span><text:span text:style-name="T27">Importante 1: </text:span>no intentes copiar ejercicios ni tan siquiera “ver un poco” código de otros compañeros. Es el mayor error de quien empieza a programar, ya que luego no sabe resolver problemas por sí mismo y da una falsa sensación de aprendizaje.</text:p>
      <text:p text:style-name="Standard"/>
      <text:p text:style-name="P23"><text:span text:style-name="T16">📖 </text:span><text:span text:style-name="T27">Importante 2: </text:span>si en programación algo no sale a la primera... es totalmente normal. Es parte del aprendizaje. ¿Cómo crees que aprendieron los mejores programadores?</text:p>
      <text:list xml:id="list1999833518" text:style-name="WWNum5">
        <text:list-item>
          <text:p text:style-name="P38"><text:bookmark text:name="_4owcmsjlyn6b"/>Actividad 1</text:p>
        </text:list-item>
      </text:list>
      <text:p text:style-name="P22">Obtén mediante AJAX los votos de restaurantes de una fuente (par, usuario-restaurante).</text:p>
      <text:p text:style-name="P22">Los votos se recogerán por AJAX recibiendo un objeto JSON con un array de objetos con los atributos usuario y restaurante (que significan que el usuario X votó como bueno el restaurante Y).</text:p>
      <text:p text:style-name="P22">Tenéis una URL de prueba en</text:p>
      <text:p text:style-name="P22"><text:a xlink:type="simple" xlink:href="https://apuntesfpinformatica.es/DWEC/EjemploUD9-3-1Restaurante.php" text:style-name="ListLabel_20_46" text:visited-style-name="ListLabel_20_46"><text:span text:style-name="T28">https://apuntesfpinformatica.es/DWEC/EjemploUD9-3-1Restaurante.php</text:span></text:a></text:p>
      <text:p text:style-name="P22">Además, desde otra fuente se recogerá una lista de usuarios baneados.</text:p>
      <text:p text:style-name="P22">Tenéis una URL de prueba en</text:p>
      <text:p text:style-name="P22"><text:a xlink:type="simple" xlink:href="https://apuntesfpinformatica.es/DWEC/EjemploUD9-3-1Baneados.php" text:style-name="ListLabel_20_46" text:visited-style-name="ListLabel_20_46"><text:span text:style-name="T28">https://apuntesfpinformatica.es/DWEC/EjemploUD9-3-1Baneados.php</text:span></text:a></text:p>
      <text:p text:style-name="P22"/>
      <text:p text:style-name="P22">Se deberá mostrar el resultado de las votaciones tanto contando los votos de usuarios baneados, como excluyendo los votos de usuarios baneados.</text:p>
      <text:list xml:id="list61233095371094" text:continue-numbering="true" text:style-name="WWNum5">
        <text:list-item>
          <text:p text:style-name="P38"><text:bookmark text:name="_hf96sgzbodvk"/>Actividad 2</text:p>
        </text:list-item>
      </text:list>
      <text:p text:style-name="P22">Un grupo de amigos, cansados del típico amigo invisible con regalos variopintos, ha decidido que directamente intercambiaran dinero en secreto.</text:p>
      <text:p text:style-name="P22">Para este amigo invisible moderno, cada uno decide libremente la cantidad que quiere dar y la reparte a partes iguales (sin decimales) entre los amigos que él quiere. Es posible que algún amigo no <text:s/>se reparta con nadie :)</text:p>
      <text:p text:style-name="P22">Por ejemplo, supongamos un amigo llamado Alejandro quiere repartir 100 euros entre 3 amigos Lara, Pepito, Juanito. Debe repartirse a partes iguales, por lo cual se repartirán 33 cada uno.</text:p>
      <text:p text:style-name="P22">Con esta acción el saldo será:</text:p>
      <text:list xml:id="list3468485514" text:style-name="WWNum3">
        <text:list-item>
          <text:p text:style-name="P24">Alejandro: -.99 (el euro no repartido se lo queda el).</text:p>
        </text:list-item>
        <text:list-item>
          <text:p text:style-name="P28">Lara: +33</text:p>
        </text:list-item>
        <text:list-item>
          <text:p text:style-name="P28">Pepito: +33</text:p>
        </text:list-item>
        <text:list-item>
          <text:p text:style-name="P32">Juanito: +33</text:p>
        </text:list-item>
      </text:list>
      <text:p text:style-name="P22">Si luego Lara decide repartir 20€ entre Pepito y Alejandro, el resultado queda:</text:p>
      <text:list xml:id="list417464271" text:style-name="WWNum6">
        <text:list-item>
          <text:p text:style-name="P25">Alejandro: -89</text:p>
        </text:list-item>
        <text:list-item>
          <text:p text:style-name="P29">Lara: +13</text:p>
        </text:list-item>
        <text:list-item>
          <text:p text:style-name="P29"><text:soft-page-break/>Pepito: +43</text:p>
        </text:list-item>
        <text:list-item>
          <text:p text:style-name="P33">Juanito: +33</text:p>
        </text:list-item>
      </text:list>
      <text:p text:style-name="P22">Pepito y Juanito deciden no repartir nada, por lo cual ese sería el resultado final.</text:p>
      <text:p text:style-name="P22">Nuestra misión es realizar un programa que reciba por AJAX una configuración de cada amigo que hace, nos muestre el resumen del saldo final de cada amigo.</text:p>
      <text:p text:style-name="P22">Tenéis una URL de prueba en https://apuntesfpinformatica.es/DWEC/EjemploUD9-3-2Amigos.php</text:p>
      <text:p text:style-name="P22">De esa URL obtendremos un objeto JSON que contendrá:</text:p>
      <text:list xml:id="list4133527661" text:style-name="WWNum4">
        <text:list-item>
          <text:p text:style-name="P26">Un array de objetos representando cada objeto lo que hará cada <text:s/>amigo.</text:p>
        </text:list-item>
        <text:list-item>
          <text:p text:style-name="P30">Dentro de ese objeto habrá: el nombre del amigo, una cantidad N de euros y un array de otros amigos (Este array puede estar vacío).</text:p>
          <text:list>
            <text:list-item>
              <text:p text:style-name="P36">Esa cantidad de dinero N sera repartida a partes iguales entre los amigos del array. Es decir, nuestro amigo perderá ese dinero y los amigos del array ganaran la parte que les toque.</text:p>
              <text:list>
                <text:list-item>
                  <text:p text:style-name="P37">Si la división no ex exacta (por ejemplo 10 euros y 3 amigos), los amigos se reparten 3 cada uno y al repartidor en lugar de restarle 10, se le resta lo que se ha repartido (unicamente 9).</text:p>
                </text:list-item>
              </text:list>
            </text:list-item>
          </text:list>
        </text:list-item>
      </text:list>
      <text:list xml:id="list61233706137986" text:continue-list="list61233095371094" text:style-name="WWNum5">
        <text:list-item>
          <text:p text:style-name="P38"><text:bookmark text:name="_dl1bwl60qa9e"/>Actividad 3</text:p>
        </text:list-item>
      </text:list>
      <text:p text:style-name="P22">Utiliza la API de ElPais</text:p>
      <text:p text:style-name="P22"><text:a xlink:type="simple" xlink:href="https://servicios.elpais.com/sorteos/loteria-navidad/api/" text:style-name="ListLabel_20_46" text:visited-style-name="ListLabel_20_46"><text:span text:style-name="T28">https://servicios.elpais.com/sorteos/loteria-navidad/api/</text:span></text:a></text:p>
      <text:p text:style-name="P22"/>
      <text:p text:style-name="P22">Posiblemente de problemas por exceso de peticiones, así que para practicar usa este sustituto ficticio que tiene el mismo comportamiento </text:p>
      <text:p text:style-name="P22"><text:a xlink:type="simple" xlink:href="https://apuntesfpinformatica.es/DWEC/sustitutoAPILoteria.php" text:style-name="ListLabel_20_46" text:visited-style-name="ListLabel_20_46"><text:span text:style-name="T28">https://apuntesfpinformatica.es/DWEC/sustitutoAPILoteria.php</text:span></text:a></text:p>
      <text:p text:style-name="P22"/>
      <text:p text:style-name="P22">Para ello se realizará una consulta para obtener:</text:p>
      <text:list xml:id="list3785728972" text:style-name="WWNum1">
        <text:list-item>
          <text:p text:style-name="P27">Suma de cantidad de premios al décimo para números primos.</text:p>
        </text:list-item>
        <text:list-item>
          <text:p text:style-name="P31">Suma de cantidad de premios al décimo para números palíndromos.</text:p>
        </text:list-item>
        <text:list-item>
          <text:p text:style-name="P34">Suma de cantidad de premios de una lista de números dados por el usuario, separados por coma.</text:p>
        </text:list-item>
      </text:list>
      <text:p text:style-name="P22"/>
      <text:list xml:id="list61232549844005" text:continue-list="list61233706137986" text:style-name="WWNum5">
        <text:list-item>
          <text:p text:style-name="P38"><text:bookmark text:name="_7hhoptrxcb0t"/>Actividad 4</text:p>
        </text:list-item>
      </text:list>
      <text:p text:style-name="P22">Usando <text:a xlink:type="simple" xlink:href="http://codeforces.com/api/help/methods#contest.list" text:style-name="ListLabel_20_46" text:visited-style-name="ListLabel_20_46"><text:span text:style-name="T28">http://codeforces.com/api/help/methods#contest.list</text:span></text:a> de la API de Codeforces.com . Obtener la <text:s/>lista de concursos de Codeforces disponibles, pero solo mostrar aquellos que se hicieron en mes de mayo y posteriormente la temporada 2012-2013</text:p>
      <text:p text:style-name="P22"/>
      <text:list xml:id="list61233951039870" text:continue-numbering="true" text:style-name="WWNum5">
        <text:list-item>
          <text:p text:style-name="P38"><text:bookmark text:name="_l7bf8os20u9w"/>Actividad 5</text:p>
        </text:list-item>
      </text:list>
      <text:p text:style-name="P22"><text:soft-page-break/>Usando <text:a xlink:type="simple" xlink:href="https://www.omdbapi.com/" text:style-name="ListLabel_20_46" text:visited-style-name="ListLabel_20_46"><text:span text:style-name="T28">https://www.omdbapi.com/</text:span></text:a> <text:s/>realiza una página que te permita elegir entre películas o series y de ahí te permita buscar las películas/series de un año concreto que introduzca el usuario.</text:p>
      <text:p text:style-name="P22"/>
      <text:list xml:id="list61232862049399" text:continue-numbering="true" text:style-name="WWNum5">
        <text:list-item>
          <text:p text:style-name="P38"><text:bookmark text:name="_38awkmbxrd5h"/>Autores (en orden alfabético)</text:p>
        </text:list-item>
      </text:list>
      <text:p text:style-name="P22">A continuación ofrecemos en orden alfabético el listado de autores que han hecho aportaciones a este documento:</text:p>
      <text:list xml:id="list4215736935" text:style-name="WWNum2">
        <text:list-item>
          <text:p text:style-name="P35">García Barea, Serg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46" style:display-name="ListLabel 46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2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Desarrollo web en entorno cliente</text:span><text:span text:style-name="MT2"> </text:span><text:span text:style-name="MT1"><text:tab/><text:tab/>UD0</text:span><text:span text:style-name="MT2">9</text:span><text:span text:style-name="MT1">. </text:span><text:span text:style-name="MT2">Introducción a jQuery</text:span><text:span text:style-name="MT1"> - Actividades 0</text:span><text:span text:style-name="MT2">3</text:span></text:p>
      </style:header>
      <style:footer>
        <text:p text:style-name="MP2"><text:span text:style-name="MT1">CFGS. Desarrollo de Aplicaciones W</text:span><text:span text:style-name="MT2">eb</text:span><text:span text:style-name="MT1"><text:tab/><text:tab/></text:span><text:span text:style-name="MT2">UD09 - Página</text:span><text:span text:style-name="MT1">.</text:span><text:page-number text:select-page="current">5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5" meta:paragraph-count="69" meta:word-count="788" meta:character-count="4892" meta:non-whitespace-character-count="4185"/>
    <meta:generator>LibreOfficeDev/6.0.5.2$Linux_X86_64 LibreOffice_project/</meta:generator>
  </office:meta>
</office:document-meta>
</file>